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Java FX on ARM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1T<text:tab/>2</text:p>
          <text:p text:style-name="P2">2Remote Desktop<text:tab/>2</text:p>
          <text:p text:style-name="P3">2.1Remote Windows 10<text:tab/>2</text:p>
        </text:index-body>
      </text:table-of-content>
      <text:p text:style-name="Standard"/>
      <text:h text:style-name="P4" text:outline-level="1">Dir Structure</text:h>
      <text:p text:style-name="Text_20_body"/>
      <text:h text:style-name="Heading_20_1" text:outline-level="1">Remote Desktop</text:h>
      <text:h text:style-name="Heading_20_2" text:outline-level="2">Remote Windows 10</text:h>
      <text:p text:style-name="Standard">Public Port 3389</text:p>
      <text:p text:style-name="Standard">mstsc.exe or Windows (Kachel) App</text:p>
      <text:p text:style-name="Standard">Remote Desktop Linux</text:p>
      <text:h text:style-name="Heading_20_2" text:outline-level="2">Remote Linux </text:h>
      <text:p text:style-name="Standard">Always use x2goserver CommandPrompt or published applications</text:p>
      <text:p text:style-name="Standard">needs xterm</text:p>
      <text:p text:style-name="Standard"/>
      <text:p text:style-name="Standard">x2go uses .desktop files at /etc/x2go/applications</text:p>
      <text:p text:style-name="Standard">Automatically created link</text:p>
      <text:p text:style-name="code">/etc/x2go/applications -&gt; /usr/share/applications</text:p>
      <text:p text:style-name="Standard"/>
      <text:p text:style-name="Standard">Public Port 22 (not more)</text:p>
      <text:h text:style-name="Heading_20_3" text:outline-level="3">Remote Desktop Debian</text:h>
      <text:p text:style-name="Standard">Network Install</text:p>
      <text:p text:style-name="Standard">Final Install Selection: No Desktop environement</text:p>
      <text:p text:style-name="Standard"/>
      <text:p text:style-name="code">apt install x2goserver</text:p>
      <text:p text:style-name="code">apt install xterm</text:p>
      <text:p text:style-name="Standard"/>
      <text:h text:style-name="Heading_20_3" text:outline-level="3">for chrome-os</text:h>
      <text:p text:style-name="code">apt install mlterm</text:p>
      <text:p text:style-name="Standard">(xterm terminates suddenly after )</text:p>
      <text:p text:style-name="Standard"/>
      <text:p text:style-name="Standard"/>
      <text:h text:style-name="Heading_20_3" text:outline-level="3">CentOS 7 ok</text:h>
      <text:p text:style-name="code">yum check-update</text:p>
      <text:p text:style-name="code">yum update</text:p>
      <text:p text:style-name="code">yum -y install epel-release</text:p>
      <text:p text:style-name="code">yum info epel-release</text:p>
      <text:p text:style-name="code">yum repolist</text:p>
      <text:p text:style-name="code">yum install x2goserver (kein x2goserver-xsession)</text:p>
      <text:p text:style-name="code">yum install xterm</text:p>
      <text:p text:style-name="Standard"/>
      <text:p text:style-name="Standard"><text:soft-page-break/>Works on CentOS 7; Dont Go on CentOS 8.1 and 8.2</text:p>
      <text:p text:style-name="Standard">comman: yum install x2goserver <text:s/>… makes failure</text:p>
      <text:h text:style-name="Heading_20_1" text:outline-level="1">Network access</text:h>
      <text:h text:style-name="Heading_20_2" text:outline-level="2">Nfs</text:h>
      <text:p text:style-name="code">apt install nfs-common</text:p>
      <text:h text:style-name="Heading_20_2" text:outline-level="2">smb</text:h>
      <text:p text:style-name="code">apt install cifs-utils</text:p>
      <text:p text:style-name="code">mount -t cifs //qnap/&lt;share&gt; -o user=root,password= /mn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Sans Unicode" fo:font-size="10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class="text">
      <style:paragraph-properties fo:margin-left="1cm" fo:margin-right="0cm" fo:text-indent="0cm" style:auto-text-indent="false"/>
      <style:text-properties style:font-name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Header_20_lef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file-name text:display="name-and-extension">Workstation_Setup.odt</text:file-name><text:tab/><text:tab/><text:date style:data-style-name="N75" text:date-value="2016-04-16T11:59:55.91" text:fixed="true">16. Apr 2016</text:date> <text:time style:data-style-name="N40" text:time-value="2020-07-14T08:24:50.32">08:22</text:time></text:p>
      </style:header>
      <style:footer>
        <text:p text:style-name="Footer"><text:tab/>Page 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6T09:25:49.17</meta:creation-date>
    <dc:date>2020-07-14T08:24:50.27</dc:date>
    <meta:editing-duration>PT22H2M5S</meta:editing-duration>
    <meta:editing-cycles>117</meta:editing-cycles>
    <meta:generator>OpenOffice/4.1.7$Win32 OpenOffice.org_project/417m1$Build-9800</meta:generator>
    <meta:document-statistic meta:table-count="0" meta:image-count="0" meta:object-count="0" meta:page-count="3" meta:paragraph-count="44" meta:word-count="165" meta:character-count="1072"/>
  </office:meta>
</office:document-meta>
</file>